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0000002FDE2706568.png" manifest:media-type="image/png"/>
  <manifest:file-entry manifest:full-path="Pictures/1000000100000CE5000003857CAA75A1.png" manifest:media-type="image/png"/>
  <manifest:file-entry manifest:full-path="Pictures/10000001000002860000028630C2B1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88cm, 0cm, 6.467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cm" svg:height="18.582cm" svg:x="1cm" svg:y="10.118cm">
          <draw:image xlink:href="Pictures/10000001000002860000028630C2B12B.png" xlink:type="simple" xlink:show="embed" xlink:actuate="onLoad" draw:mime-type="image/png">
            <text:p/>
          </draw:image>
        </draw:frame>
        <draw:frame draw:style-name="gr1" draw:text-style-name="P1" draw:layer="layout" svg:width="19.05cm" svg:height="5.087cm" svg:x="1cm" svg:y="5.234cm">
          <draw:image xlink:href="Pictures/1000000100000CE5000003857CAA75A1.png" xlink:type="simple" xlink:show="embed" xlink:actuate="onLoad" draw:mime-type="image/png">
            <text:p/>
          </draw:image>
        </draw:frame>
        <draw:frame draw:style-name="gr2" draw:text-style-name="P1" draw:layer="layout" svg:width="19.05cm" svg:height="4.235cm" svg:x="1cm" svg:y="1cm">
          <draw:image xlink:href="Pictures/1000000100000540000002FDE270656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32:52.422697676</meta:creation-date>
    <dc:date>2024-10-30T13:45:53.625453008</dc:date>
    <meta:editing-duration>PT1M10S</meta:editing-duration>
    <meta:editing-cycles>1</meta:editing-cycles>
    <meta:generator>LibreOffice/24.2.6.2$Linux_X86_64 LibreOffice_project/420$Build-2</meta:generator>
    <meta:document-statistic meta:object-count="3"/>
  </office:meta>
</office:document-meta>
</file>